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áblázat1" style:family="table">
      <style:table-properties style:width="17cm" table:align="margins" fo:background-color="transparent">
        <style:background-image/>
      </style:table-properties>
    </style:style>
    <style:style style:name="Táblázat1.A" style:family="table-column">
      <style:table-column-properties style:column-width="4.001cm" style:rel-column-width="15421*"/>
    </style:style>
    <style:style style:name="Táblázat1.B" style:family="table-column">
      <style:table-column-properties style:column-width="8.999cm" style:rel-column-width="34691*"/>
    </style:style>
    <style:style style:name="Táblázat1.C" style:family="table-column">
      <style:table-column-properties style:column-width="4.001cm" style:rel-column-width="15423*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áblázat1.B1" style:family="table-cell">
      <style:table-cell-properties fo:background-color="#0000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lázat1.C1" style:family="table-cell">
      <style:table-cell-properties style:vertical-align="middle" fo:padding="0.097cm" fo:border="0.5pt solid #000000"/>
    </style:style>
    <style:style style:name="P1" style:family="paragraph" style:parent-style-name="Heading_20_1">
      <style:text-properties officeooo:paragraph-rsid="00072845"/>
    </style:style>
    <style:style style:name="P2" style:family="paragraph" style:parent-style-name="Heading_20_2">
      <style:text-properties officeooo:paragraph-rsid="00072845"/>
    </style:style>
    <style:style style:name="P3" style:family="paragraph" style:parent-style-name="Preformatted_20_Text">
      <style:text-properties officeooo:paragraph-rsid="000321cc"/>
    </style:style>
    <style:style style:name="P4" style:family="paragraph" style:parent-style-name="Preformatted_20_Text">
      <style:text-properties officeooo:paragraph-rsid="00072845"/>
    </style:style>
    <style:style style:name="P5" style:family="paragraph" style:parent-style-name="Preformatted_20_Text" style:list-style-name="L2">
      <style:text-properties officeooo:paragraph-rsid="000321cc"/>
    </style:style>
    <style:style style:name="P6" style:family="paragraph" style:parent-style-name="Preformatted_20_Text" style:list-style-name="L2">
      <style:text-properties officeooo:paragraph-rsid="000dc218"/>
    </style:style>
    <style:style style:name="P7" style:family="paragraph" style:parent-style-name="Preformatted_20_Text">
      <style:paragraph-properties fo:text-align="center" style:justify-single-word="false"/>
    </style:style>
    <style:style style:name="T1" style:family="text">
      <style:text-properties officeooo:rsid="000321cc"/>
    </style:style>
    <style:style style:name="T2" style:family="text">
      <style:text-properties officeooo:rsid="0003c678"/>
    </style:style>
    <style:style style:name="T3" style:family="text">
      <style:text-properties officeooo:rsid="0005b016"/>
    </style:style>
    <style:style style:name="T4" style:family="text">
      <style:text-properties officeooo:rsid="00072845"/>
    </style:style>
    <style:style style:name="T5" style:family="text">
      <style:text-properties officeooo:rsid="00077e6e"/>
    </style:style>
    <style:style style:name="T6" style:family="text">
      <style:text-properties officeooo:rsid="000934eb"/>
    </style:style>
    <style:style style:name="T7" style:family="text">
      <style:text-properties officeooo:rsid="0009dd27"/>
    </style:style>
    <style:style style:name="T8" style:family="text">
      <style:text-properties officeooo:rsid="000a37bc"/>
    </style:style>
    <style:style style:name="T9" style:family="text">
      <style:text-properties officeooo:rsid="000a7cb5"/>
    </style:style>
    <style:style style:name="T10" style:family="text">
      <style:text-properties officeooo:rsid="000c42d5"/>
    </style:style>
    <style:style style:name="T11" style:family="text">
      <style:text-properties officeooo:rsid="000ce2b9"/>
    </style:style>
    <style:style style:name="T12" style:family="text">
      <style:text-properties officeooo:rsid="000cf8f7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 table:style-name="Táblázat1.1">
          <table:table-cell table:style-name="Táblázat1.A1" office:value-type="string">
            <text:p text:style-name="P7">Name:<text:line-break/>Riszterer István</text:p>
          </table:table-cell>
          <table:table-cell table:style-name="Táblázat1.B1" office:value-type="string">
            <text:p text:style-name="Title">Screeps Game</text:p>
          </table:table-cell>
          <table:table-cell table:style-name="Táblázat1.C1" office:value-type="string">
            <text:p text:style-name="P7">Date:<text:line-break/>2023.07.14.</text:p>
          </table:table-cell>
        </table:table-row>
      </table:table>
      <text:p text:style-name="Subtitle">Documentation</text:p>
      <text:h text:style-name="P1" text:outline-level="1">Calculations</text:h>
      <text:h text:style-name="P2" text:outline-level="2" text:is-list-header="true">Economic <text:s/>Calculations</text:h>
      <text:h text:style-name="Heading_20_3" text:outline-level="3">Profitability of resource stations</text:h>
      <text:list text:style-name="L2">
        <text:list-item>
          <text:p text:style-name="P5"><text:span text:style-name="T1">ProfitRate = Income/Costs</text:span></text:p>
          <text:list>
            <text:list-item>
              <text:p text:style-name="P5"><text:span text:style-name="T1">Income = rechargeRate (3000/300 = 10/tiks)</text:span></text:p>
            </text:list-item>
            <text:list-item>
              <text:p text:style-name="P6"><text:span text:style-name="T1">Costs = (MinerCost*amountOfMiners + CarryCost*amountOfCarries)/</text:span><text:span text:style-name="T2">LifeTime</text:span></text:p>
              <text:list>
                <text:list-item>
                  <text:p text:style-name="P6"><text:span text:style-name="T2">amountOfMiners = rechargeRate/</text:span><text:span text:style-name="T3">(</text:span><text:span text:style-name="T2">MiningSpeed </text:span><text:span text:style-name="T3">* miningEfficance)</text:span></text:p>
                  <text:list>
                    <text:list-item>
                      <text:p text:style-name="P5"><text:span text:style-name="T3">miningEfficance = </text:span><text:span text:style-name="T4">(LifeTime – timeSpentOnMoving)/LifeTime</text:span></text:p>
                      <text:list>
                        <text:list-item>
                          <text:p text:style-name="P5"><text:span text:style-name="T4">TimeSpentOnMoving = </text:span><text:span text:style-name="T5">(</text:span><text:span text:style-name="T6">resourceDistance/moveSpeed</text:span><text:span text:style-name="T5">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"><text:span text:style-name="T7">amountOfCarry = </text:span><text:span text:style-name="T8">rechargeRate/averageCarringCapacityPerTikcs</text:span></text:p>
                  <text:list>
                    <text:list-item>
                      <text:p text:style-name="P5"><text:span text:style-name="T9">AverageCarringCapacity = </text:span><text:span text:style-name="T10">Capacity / time</text:span><text:span text:style-name="T11">SpentOnRounds</text:span></text:p>
                      <text:list>
                        <text:list-item>
                          <text:p text:style-name="P5"><text:span text:style-name="T12">TimeSpentOnRounds = sourceDistance*2/MovingSpee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p text:style-name="P4">Millitary calculations</text:p>
      <text:p text:style-name="Preformatted_20_Text">Some kind of subcalculations</text:p>
      <text:p text:style-name="Preformatted_20_Text">Unknown text fore to subtsection: dfasdf sdfa sdf sfsad fg asdf asdfasdg asdf asfgasdfd fsgsdfsdfasdf asdfasdfsdgasdfasdfasg asdgasdfasdfasdsadfasdfsdasdfa asdfa dfasdfasdfasgasdfasdf asdfa sdfasdgasdfasdgasdfasdgasdf adsfasdgasdfsadgasdfasdgasdfasdf sdf asdf asd</text:p>
      <text:p text:style-name="Preformatted_20_Text">adfasd sdfdfasdgsdasdfasdfasdgasdfasdgasdfasdgasdfasdg asdgasdfasdg asdfasg asgasdgasdf asdgasdf adfasd sdfdfasdgsdasdfasdfasdgasdfasdgasdfasdgasdfasdg asdgasdfasdg asdfasg asgasdgasdf asdgasdf adfasd sdfdfasdgsdasdfasdfasdgasdfasdgasdfasdgasdfasdg asdgasdfasdg asdfasg asgasdgasdf asdgasdf adfasd sdfdfasdgsdasdfasdfasdgasdfasdgasdfasdgasdfasdg asdgasdfasdg asdfasg asgasdgasdf asdgasdf adfasd sdfdfasdgsdasdfasdfasdgasdfasdgasdfasdgasdfasdg asdgasdfasdg asdfasg asgasdgasdf asdgasdf <text:s/>asa </text:p>
      <text:p text:style-name="Preformatted_20_Text">Other sectio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 style:master-page-name="">
      <loext:graphic-properties draw:fill="solid" draw:fill-color="#000000"/>
      <style:paragraph-properties fo:text-align="center" style:justify-single-word="false" style:page-number="auto" fo:background-color="#000000">
        <style:tab-stops/>
      </style:paragraph-properties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text-outline="true" fo:font-size="24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000000"/>
      <style:paragraph-properties fo:margin-top="0.423cm" fo:margin-bottom="0.212cm" style:contextual-spacing="false" fo:text-align="center" style:justify-single-word="false" fo:background-color="#000000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solid" draw:fill-color="#dddddd"/>
      <style:paragraph-properties fo:margin-top="0.353cm" fo:margin-bottom="0.212cm" style:contextual-spacing="false" fo:background-color="#dddddd"/>
      <style:text-properties fo:color="#000000" loext:opacity="100%" fo:font-size="20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solid" draw:fill-color="#eeeeee"/>
      <style:paragraph-properties fo:margin-top="0.247cm" fo:margin-bottom="0.212cm" style:contextual-spacing="false" fo:background-color="#eeeeee"/>
      <style:text-properties fo:color="#000000" loext:opacity="100%" fo:font-size="16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20T00:40:23.377000000</dc:date>
    <meta:editing-duration>PT34M2S</meta:editing-duration>
    <meta:editing-cycles>16</meta:editing-cycles>
    <meta:generator>LibreOffice/7.4.1.2$Windows_X86_64 LibreOffice_project/3c58a8f3a960df8bc8fd77b461821e42c061c5f0</meta:generator>
    <meta:document-statistic meta:table-count="1" meta:image-count="0" meta:object-count="0" meta:page-count="1" meta:paragraph-count="21" meta:word-count="125" meta:character-count="1421" meta:non-whitespace-character-count="1322"/>
  </office:meta>
</office:document-meta>
</file>